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37])" office:value-type="float" office:value="2.11082223" calcext:value-type="float">
            <text:p>2.11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4" calcext:value-type="float">
              <text:p>4</text:p>
            </table:table-cell>
            <table:table-cell table:style-name="ce25" table:formula="of:=[.F8]*[.E8]" office:value-type="float" office:value="1.3332" calcext:value-type="float">
              <text:p>1.33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30-1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lt;=1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22]*[.E22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12-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90])" office:value-type="float" office:value="2.3331" calcext:value-type="float">
              <text:p>2.33</text:p>
            </table:table-cell>
            <table:table-cell table:style-name="ce25" table:formula="of:=[.F56]*[.E56]" office:value-type="float" office:value="0.77762223" calcext:value-type="float">
              <text:p>0.78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5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81]*[.E81]" office:value-type="float" office:value="0.3333" calcext:value-type="float">
                <text:p>0.33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<text:s/>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&gt;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Longitud en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9"/>
              <table:table-cell table:style-name="ce33" table:number-columns-repeated="3"/>
              <table:table-cell table:style-name="ce48" table:number-columns-repeated="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de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de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9"/>
              <table:table-cell table:style-name="ce33" table:number-columns-repeated="3"/>
              <table:table-cell table:style-name="ce48" table:number-columns-repeated="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10:15:02.189913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14T10:15:54.452052856</dc:date>
    <meta:print-date>2005-07-25T11:10:23</meta:print-date>
    <dc:language>en-US</dc:language>
    <meta:editing-cycles>171</meta:editing-cycles>
    <meta:editing-duration>PT7H45M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